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3.2236in"/>
    </style:style>
    <style:style style:name="co15" style:family="table-column">
      <style:table-column-properties fo:break-before="auto" style:column-width="2.6165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0.672in"/>
    </style:style>
    <style:style style:name="co25" style:family="table-column">
      <style:table-column-properties fo:break-before="auto" style:column-width="1.1382in"/>
    </style:style>
    <style:style style:name="co26" style:family="table-column">
      <style:table-column-properties fo:break-before="auto" style:column-width="0.8189in"/>
    </style:style>
    <style:style style:name="co27" style:family="table-column">
      <style:table-column-properties fo:break-before="auto" style:column-width="1.4047in"/>
    </style:style>
    <style:style style:name="co28" style:family="table-column">
      <style:table-column-properties fo:break-before="auto" style:column-width="1.6417in"/>
    </style:style>
    <style:style style:name="co29" style:family="table-column">
      <style:table-column-properties fo:break-before="auto" style:column-width="1.6819in"/>
    </style:style>
    <style:style style:name="co30" style:family="table-column">
      <style:table-column-properties fo:break-before="auto" style:column-width="2.1854in"/>
    </style:style>
    <style:style style:name="co31" style:family="table-column">
      <style:table-column-properties fo:break-before="auto" style:column-width="2.3665in"/>
    </style:style>
    <style:style style:name="co32" style:family="table-column">
      <style:table-column-properties fo:break-before="auto" style:column-width="0.5839in"/>
    </style:style>
    <style:style style:name="co33" style:family="table-column">
      <style:table-column-properties fo:break-before="auto" style:column-width="0.9264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1.0571in" fo:break-before="auto" style:use-optimal-row-height="false"/>
    </style:style>
    <style:style style:name="ro18" style:family="table-row">
      <style:table-row-properties style:row-height="0.9736in" fo:break-before="auto" style:use-optimal-row-height="false"/>
    </style:style>
    <style:style style:name="ro19" style:family="table-row">
      <style:table-row-properties style:row-height="1.0882in" fo:break-before="auto" style:use-optimal-row-height="false"/>
    </style:style>
    <style:style style:name="ro20" style:family="table-row">
      <style:table-row-properties style:row-height="1.4925in" fo:break-before="auto" style:use-optimal-row-height="false"/>
    </style:style>
    <style:style style:name="ro21" style:family="table-row">
      <style:table-row-properties style:row-height="0.8701in" fo:break-before="auto" style:use-optimal-row-height="false"/>
    </style:style>
    <style:style style:name="ro22" style:family="table-row">
      <style:table-row-properties style:row-height="0.798in" fo:break-before="auto" style:use-optimal-row-height="false"/>
    </style:style>
    <style:style style:name="ro23" style:family="table-row">
      <style:table-row-properties style:row-height="0.7874in" fo:break-before="auto" style:use-optimal-row-height="false"/>
    </style:style>
    <style:style style:name="ro24" style:family="table-row">
      <style:table-row-properties style:row-height="0.6528in" fo:break-before="auto" style:use-optimal-row-height="false"/>
    </style:style>
    <style:style style:name="ro25" style:family="table-row">
      <style:table-row-properties style:row-height="0.611in" fo:break-before="auto" style:use-optimal-row-height="false"/>
    </style:style>
    <style:style style:name="ro26" style:family="table-row">
      <style:table-row-properties style:row-height="0.6319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4146in" fo:break-before="auto" style:use-optimal-row-height="false"/>
    </style:style>
    <style:style style:name="ro32" style:family="table-row">
      <style:table-row-properties style:row-height="0.8807in" fo:break-before="auto" style:use-optimal-row-height="false"/>
    </style:style>
    <style:style style:name="ro33" style:family="table-row">
      <style:table-row-properties style:row-height="1.3984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9118in" fo:break-before="auto" style:use-optimal-row-height="false"/>
    </style:style>
    <style:style style:name="ro36" style:family="table-row">
      <style:table-row-properties style:row-height="0.6634in" fo:break-before="auto" style:use-optimal-row-height="false"/>
    </style:style>
    <style:style style:name="ro37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57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" style:font-size-complex="10pt"/>
    </style:style>
    <style:style style:name="ce5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/>
    </style:style>
    <style:style style:name="ce7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36" style:family="table-cell" style:parent-style-name="Default">
      <style:table-cell-properties fo:wrap-option="wrap" fo:border="0.0008in solid #000000"/>
      <style:text-properties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1" style:font-size-asian="10pt" style:font-style-asian="normal" style:font-weight-asian="normal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5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 style:font-name-asian="ＭＳ Ｐゴシック" style:font-name-complex="Arial2"/>
    </style:style>
    <style:style style:name="T3" style:family="text">
      <style:text-properties style:font-name="Tahoma1" fo:font-size="12pt" style:font-name-asian="ＭＳ Ｐゴシック" style:font-name-complex="Arial2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">
          <table:table-cell table:style-name="ce4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47" table:number-columns-repeated="2"/>
          <table:table-cell table:style-name="ce43"/>
          <table:table-cell table:style-name="ce43" table:number-columns-spanned="3" table:number-rows-spanned="1"/>
          <table:covered-table-cell table:style-name="ce43"/>
          <table:covered-table-cell table:style-name="ce43"/>
          <table:table-cell table:style-name="ce43" table:number-columns-repeated="248"/>
          <table:table-cell/>
        </table:table-row>
        <table:table-row table:style-name="ro1" table:number-rows-repeated="3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1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2">
          <table:table-cell table:style-name="ce44"/>
          <table:table-cell table:style-name="ce48" office:value-type="string">
            <text:p>ECMS SMOKE TESTS</text:p>
          </table:table-cell>
          <table:table-cell table:style-name="ce44" table:number-columns-repeated="4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Version:</text:p>
          </table:table-cell>
          <table:table-cell table:style-name="ce56" office:value-type="float" office:value="1.1">
            <text:p>1.1</text:p>
          </table:table-cell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Issue date:</text:p>
          </table:table-cell>
          <table:table-cell table:style-name="ce57" office:value-type="date" office:date-value="2011-01-04">
            <text:p>01/04/11</text:p>
          </table:table-cell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Project Suite:</text:p>
          </table:table-cell>
          <table:table-cell table:style-name="ce58"/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Project Name:</text:p>
          </table:table-cell>
          <table:table-cell table:style-name="ce58"/>
          <table:table-cell table:style-name="ce63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49" office:value-type="string">
            <text:p>Total Cases:</text:p>
          </table:table-cell>
          <table:table-cell table:style-name="ce58" office:value-type="float" office:value="4">
            <text:p>4</text:p>
          </table:table-cell>
          <table:table-cell table:style-name="ce64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13">
          <table:table-cell table:style-name="ce45"/>
          <table:table-cell table:style-name="ce50" office:value-type="string">
            <text:p>Test Status:</text:p>
          </table:table-cell>
          <table:table-cell table:style-name="ce59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65"/>
          <table:table-cell table:number-columns-repeated="3"/>
          <table:table-cell table:style-name="ce45" table:number-columns-repeated="248"/>
          <table:table-cell/>
        </table:table-row>
        <table:table-row table:style-name="ro1" table:number-rows-repeated="2">
          <table:table-cell table:style-name="ce45"/>
          <table:table-cell table:number-columns-repeated="6"/>
          <table:table-cell table:style-name="ce45" table:number-columns-repeated="248"/>
          <table:table-cell/>
        </table:table-row>
        <table:table-row table:style-name="ro14">
          <table:table-cell table:style-name="ce46"/>
          <table:table-cell table:style-name="ce52" office:value-type="string">
            <text:p>Record of change:</text:p>
          </table:table-cell>
          <table:table-cell table:style-name="ce43" table:number-columns-repeated="5"/>
          <table:table-cell table:style-name="ce46" table:number-columns-repeated="248"/>
          <table:table-cell/>
        </table:table-row>
        <table:table-row table:style-name="ro15">
          <table:table-cell table:style-name="ce46"/>
          <table:table-cell table:style-name="ce53" office:value-type="string">
            <text:p>Effective Date</text:p>
          </table:table-cell>
          <table:table-cell table:style-name="ce61" office:value-type="string">
            <text:p>Version</text:p>
          </table:table-cell>
          <table:table-cell table:style-name="ce61" office:value-type="string">
            <text:p>Change description</text:p>
          </table:table-cell>
          <table:table-cell table:style-name="ce61" office:value-type="string">
            <text:p>Originator</text:p>
          </table:table-cell>
          <table:table-cell table:style-name="ce68" office:value-type="string">
            <text:p>Reviewer/</text:p>
            <text:p>Approver</text:p>
          </table:table-cell>
          <table:table-cell table:style-name="ce70" office:value-type="string">
            <text:p>Reference</text:p>
          </table:table-cell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54" office:value-type="date" office:date-value="2010-10-04">
            <text:p>4-Oct-10</text:p>
          </table:table-cell>
          <table:table-cell table:style-name="ce62" office:value-type="string">
            <text:p>1.0</text:p>
          </table:table-cell>
          <table:table-cell table:style-name="ce66" office:value-type="string">
            <text:p>New document</text:p>
          </table:table-cell>
          <table:table-cell table:style-name="ce67" office:value-type="string">
            <text:p>Hoa.Nguyen</text:p>
          </table:table-cell>
          <table:table-cell table:style-name="ce69"/>
          <table:table-cell table:style-name="ce71"/>
          <table:table-cell table:style-name="ce45"/>
          <table:table-cell table:style-name="ce46" table:number-columns-repeated="247"/>
          <table:table-cell/>
        </table:table-row>
        <table:table-row table:style-name="ro1">
          <table:table-cell table:style-name="ce45"/>
          <table:table-cell table:style-name="ce55" office:value-type="date" office:date-value="2011-01-04">
            <text:p>4-Jan-2011</text:p>
          </table:table-cell>
          <table:table-cell table:style-name="ce62" office:value-type="string">
            <text:p>1.1</text:p>
          </table:table-cell>
          <table:table-cell table:style-name="ce66" office:value-type="string">
            <text:p>Add case for Wiki porlet</text:p>
          </table:table-cell>
          <table:table-cell table:style-name="ce67" office:value-type="string">
            <text:p>Hoa.Nguyen</text:p>
          </table:table-cell>
          <table:table-cell table:style-name="ce69"/>
          <table:table-cell table:style-name="ce71"/>
          <table:table-cell table:style-name="ce45" table:number-columns-repeated="248"/>
          <table:table-cell/>
        </table:table-row>
        <table:table-row table:style-name="ro1">
          <table:table-cell table:style-name="ce43" table:number-columns-repeated="255"/>
          <table:table-cell/>
        </table:table-row>
        <table:table-row table:style-name="ro1">
          <table:table-cell table:style-name="ce43"/>
          <table:table-cell table:number-columns-repeated="7"/>
          <table:table-cell table:style-name="ce43" table:number-columns-repeated="247"/>
          <table:table-cell/>
        </table:table-row>
        <table:table-row table:style-name="ro1" table:number-rows-repeated="3">
          <table:table-cell table:style-name="ce43" table:number-columns-repeated="255"/>
          <table:table-cell/>
        </table:table-row>
        <table:table-row table:style-name="ro1" table:number-rows-repeated="9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" table:number-rows-repeated="10">
          <table:table-cell table:style-name="ce43" table:number-columns-repeated="255"/>
          <table:table-cell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2"/>
          <table:table-cell table:style-name="ce88"/>
          <table:table-cell table:style-name="ce77" table:number-columns-repeated="2"/>
          <table:table-cell table:style-name="ce121"/>
          <table:table-cell table:style-name="ce128" table:number-columns-repeated="9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77" table:number-columns-repeated="4"/>
          <table:table-cell table:style-name="ce72"/>
          <table:table-cell table:style-name="ce88"/>
          <table:table-cell table:style-name="ce77" table:number-columns-repeated="2"/>
          <table:table-cell table:style-name="ce122"/>
          <table:table-cell table:style-name="ce129" office:value-type="string">
            <text:p>Passed</text:p>
          </table:table-cell>
          <table:table-cell table:style-name="ce129" table:formula="of:=COUNTIF([.L$7:.L$949];[.$K2])" office:value-type="float" office:value="26">
            <text:p>26</text:p>
          </table:table-cell>
          <table:table-cell table:style-name="ce129" table:formula="of:=COUNTIF([.M$7:.M$949];[.$K2])" office:value-type="float" office:value="26">
            <text:p>26</text:p>
          </table:table-cell>
          <table:table-cell table:style-name="ce129" table:formula="of:=COUNTIF([.N$7:.N$949];[.$K2])" office:value-type="float" office:value="0">
            <text:p>0</text:p>
          </table:table-cell>
          <table:table-cell table:style-name="ce129" table:formula="of:=COUNTIF([.O$7:.O$949];[.$K2])" office:value-type="float" office:value="0">
            <text:p>0</text:p>
          </table:table-cell>
          <table:table-cell table:style-name="ce128" table:number-columns-repeated="4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2"/>
          <table:table-cell table:style-name="ce78" office:value-type="string">
            <text:p>Functions List<text:span text:style-name="T5">:</text:span></text:p>
          </table:table-cell>
          <table:table-cell table:style-name="ce83" table:number-columns-spanned="3" table:number-rows-spanned="1"/>
          <table:covered-table-cell table:style-name="ce87"/>
          <table:covered-table-cell table:style-name="ce84"/>
          <table:table-cell table:style-name="ce72"/>
          <table:table-cell table:style-name="ce88"/>
          <table:table-cell table:style-name="ce103"/>
          <table:table-cell table:style-name="ce107"/>
          <table:table-cell table:style-name="ce122"/>
          <table:table-cell table:style-name="ce129" office:value-type="string">
            <text:p>Failed</text:p>
          </table:table-cell>
          <table:table-cell table:style-name="ce129" table:formula="of:=COUNTIF([.L$7:.L$949];[.$K3])" office:value-type="float" office:value="0">
            <text:p>0</text:p>
          </table:table-cell>
          <table:table-cell table:style-name="ce129" table:formula="of:=COUNTIF([.M$7:.M$949];[.$K3])" office:value-type="float" office:value="0">
            <text:p>0</text:p>
          </table:table-cell>
          <table:table-cell table:style-name="ce129" table:formula="of:=COUNTIF([.N$7:.N$949];[.$K3])" office:value-type="float" office:value="0">
            <text:p>0</text:p>
          </table:table-cell>
          <table:table-cell table:style-name="ce129" table:formula="of:=COUNTIF([.O$7:.O$949];[.$K3])" office:value-type="float" office:value="0">
            <text:p>0</text:p>
          </table:table-cell>
          <table:table-cell table:style-name="ce128" table:number-columns-repeated="4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9">
          <table:table-cell table:style-name="ce72"/>
          <table:table-cell table:style-name="ce78" office:value-type="string">
            <text:p>Total Main Cases:</text:p>
          </table:table-cell>
          <table:table-cell table:style-name="ce84" table:formula="of:=MAX([.A7:.A935])" office:value-type="float" office:value="4" table:number-columns-spanned="3" table:number-rows-spanned="1">
            <text:p>4</text:p>
          </table:table-cell>
          <table:covered-table-cell table:style-name="ce88"/>
          <table:covered-table-cell table:style-name="ce88"/>
          <table:table-cell table:style-name="ce72"/>
          <table:table-cell table:style-name="ce88"/>
          <table:table-cell table:style-name="ce103"/>
          <table:table-cell table:style-name="ce120"/>
          <table:table-cell table:style-name="ce122"/>
          <table:table-cell table:style-name="ce129" office:value-type="string">
            <text:p>Blocked</text:p>
          </table:table-cell>
          <table:table-cell table:style-name="ce129" table:formula="of:=COUNTIF([.L$7:.L$949];[.$K4])" office:value-type="float" office:value="0">
            <text:p>0</text:p>
          </table:table-cell>
          <table:table-cell table:style-name="ce129" table:formula="of:=COUNTIF([.M$7:.M$949];[.$K4])" office:value-type="float" office:value="0">
            <text:p>0</text:p>
          </table:table-cell>
          <table:table-cell table:style-name="ce129" table:formula="of:=COUNTIF([.N$7:.N$949];[.$K4])" office:value-type="float" office:value="0">
            <text:p>0</text:p>
          </table:table-cell>
          <table:table-cell table:style-name="ce129" table:formula="of:=COUNTIF([.O$7:.O$949];[.$K4])" office:value-type="float" office:value="0">
            <text:p>0</text:p>
          </table:table-cell>
          <table:table-cell table:style-name="ce128" table:number-columns-repeated="4"/>
          <table:table-cell table:style-name="ce121" table:number-columns-repeated="210"/>
          <table:table-cell table:style-name="ce88" table:number-columns-repeated="18"/>
          <table:table-cell table:style-name="ce72" table:number-columns-repeated="9"/>
          <table:table-cell table:number-columns-repeated="768"/>
        </table:table-row>
        <table:table-row table:style-name="ro1">
          <table:table-cell table:style-name="ce73"/>
          <table:table-cell table:style-name="ce79"/>
          <table:table-cell table:style-name="ce73" table:number-columns-repeated="7"/>
          <table:table-cell table:style-name="ce123"/>
          <table:table-cell table:style-name="ce130" office:value-type="string">
            <text:p>Untested</text:p>
          </table:table-cell>
          <table:table-cell table:style-name="ce129" table:formula="of:=COUNTIF([.L$7:.L$949];[.$K5])" office:value-type="float" office:value="0">
            <text:p>0</text:p>
          </table:table-cell>
          <table:table-cell table:style-name="ce129" table:formula="of:=COUNTIF([.M$7:.M$949];[.$K5])" office:value-type="float" office:value="0">
            <text:p>0</text:p>
          </table:table-cell>
          <table:table-cell table:style-name="ce129" table:formula="of:=COUNTIF([.N$7:.N$949];[.$K5])" office:value-type="float" office:value="0">
            <text:p>0</text:p>
          </table:table-cell>
          <table:table-cell table:style-name="ce129" table:formula="of:=COUNTIF([.O$7:.O$949];[.$K5])" office:value-type="float" office:value="0">
            <text:p>0</text:p>
          </table:table-cell>
          <table:table-cell table:style-name="ce136" table:number-columns-repeated="4"/>
          <table:table-cell table:style-name="ce73" table:number-columns-repeated="228"/>
          <table:table-cell table:style-name="ce72" table:number-columns-repeated="9"/>
          <table:table-cell table:number-columns-repeated="768"/>
        </table:table-row>
        <table:table-row table:style-name="ro9">
          <table:table-cell table:style-name="ce74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80" office:value-type="string">
            <text:p>Tester</text:p>
          </table:table-cell>
          <table:table-cell table:style-name="ce80" office:value-type="string">
            <text:p>IE7</text:p>
          </table:table-cell>
          <table:table-cell table:style-name="ce80" office:value-type="string">
            <text:p>FireFox3.5</text:p>
          </table:table-cell>
          <table:table-cell table:style-name="ce80" office:value-type="string">
            <text:p>Comment/Bug</text:p>
          </table:table-cell>
          <table:table-cell table:style-name="ce80" table:number-columns-repeated="5"/>
          <table:table-cell table:style-name="ce137" table:number-columns-repeated="211"/>
          <table:table-cell table:style-name="ce88" table:number-columns-repeated="17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office:value-type="float" office:value="1">
            <text:p>001</text:p>
          </table:table-cell>
          <table:table-cell table:style-name="ce51" office:value-type="string">
            <text:p>Smoke_KS_01</text:p>
          </table:table-cell>
          <table:table-cell table:style-name="ce85" office:value-type="float" office:value="1">
            <text:p>001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124"/>
          <table:table-cell table:style-name="ce124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2" table:number-columns-repeated="6"/>
          <table:table-cell table:style-name="ce138" table:number-columns-repeated="227"/>
          <table:table-cell table:style-name="ce144"/>
          <table:table-cell table:style-name="ce72" table:number-columns-repeated="9"/>
          <table:table-cell table:number-columns-repeated="768"/>
        </table:table-row>
        <table:table-row table:style-name="ro17">
          <table:table-cell table:style-name="ce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5" office:value-type="string">
            <text:p>Step 2: Create new Category</text:p>
          </table:table-cell>
          <table:table-cell table:style-name="ce95" office:value-type="string">
            <text:p><text:span text:style-name="T8">- Go to Forum </text:span><text:span text:style-name="T8">porlet</text:span></text:p>
            <text:p><text:span text:style-name="T8">- Click </text:span><text:span text:style-name="T9">Add </text:span><text:span text:style-name="T9">category </text:span><text:span text:style-name="T10">item </text:span><text:span text:style-name="T10">in main action </text:span><text:span text:style-name="T10">bar</text:span></text:p>
            <text:p><text:span text:style-name="T10">- Input value </text:span><text:span text:style-name="T10">valid into </text:span><text:span text:style-name="T10">category </text:span><text:span text:style-name="T10">name field and </text:span><text:span text:style-name="T10">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95" office:value-type="string">
            <text:p>New category is added successful and displayed in Forum Home</text:p>
          </table:table-cell>
          <table:table-cell table:style-name="ce94" office:value-type="string">
            <text:p>High</text:p>
          </table:table-cell>
          <table:table-cell table:style-name="ce125"/>
          <table:table-cell table:style-name="ce124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3" table:number-columns-repeated="6"/>
          <table:table-cell table:style-name="ce139" table:number-columns-repeated="228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5" office:value-type="string">
            <text:p>Step 3: Create new Forum</text:p>
          </table:table-cell>
          <table:table-cell table:style-name="ce95" office:value-type="string">
            <text:p>- Click <text:span text:style-name="T11">Add </text:span><text:span text:style-name="T11">Forum</text:span><text:span text:style-name="T12"> item in </text:span><text:span text:style-name="T12">main action </text:span><text:span text:style-name="T12">bar</text:span></text:p>
            <text:p><text:span text:style-name="T12">In Add forum </text:span><text:span text:style-name="T12">form:</text:span></text:p>
            <text:p><text:span text:style-name="T12">- Select </text:span><text:span text:style-name="T12">category that </text:span><text:span text:style-name="T12">contains new </text:span><text:span text:style-name="T12">forum in drop </text:span><text:span text:style-name="T12">down list </text:span></text:p>
            <text:p><text:span text:style-name="T12">- Input value </text:span><text:span text:style-name="T12">valid for </text:span><text:span text:style-name="T12">Forum name <text:s/></text:span><text:span text:style-name="T12">field and </text:span><text:span text:style-name="T12">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95" office:value-type="string">
            <text:p>New forum is added successful and displayed in selected category</text:p>
          </table:table-cell>
          <table:table-cell table:style-name="ce94" office:value-type="string">
            <text:p>High</text:p>
          </table:table-cell>
          <table:table-cell table:style-name="ce125"/>
          <table:table-cell table:style-name="ce124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3" table:number-columns-repeated="6"/>
          <table:table-cell table:style-name="ce139" table:number-columns-repeated="228"/>
          <table:table-cell table:style-name="ce72" table:number-columns-repeated="9"/>
          <table:table-cell table:number-columns-repeated="768"/>
        </table:table-row>
        <table:table-row table:style-name="ro18">
          <table:table-cell table:style-name="ce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4: Create new Topic</text:p>
          </table:table-cell>
          <table:table-cell table:style-name="ce96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</text:span><text:span text:style-name="T12">form:</text:span></text:p>
            <text:p><text:span text:style-name="T12">- In value valid </text:span><text:span text:style-name="T12">for Topic title </text:span><text:span text:style-name="T12">field and </text:span><text:span text:style-name="T12">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00" office:value-type="string">
            <text:p>New topic is added successful and displayed in selected forum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19">
          <table:table-cell table:style-name="ce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5: Post reply</text:p>
          </table:table-cell>
          <table:table-cell table:style-name="ce96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</text:span><text:span text:style-name="T12">form:</text:span></text:p>
            <text:p><text:span text:style-name="T12">- Input value </text:span><text:span text:style-name="T12">valid into </text:span><text:span text:style-name="T12">Message field </text:span><text:span text:style-name="T12">and required </text:span><text:span text:style-name="T12">fields</text:span></text:p>
            <text:p><text:span text:style-name="T12">- Click </text:span><text:span text:style-name="T11">Submit</text:span><text:span text:style-name="T12"> </text:span><text:span text:style-name="T12">button</text:span></text:p>
          </table:table-cell>
          <table:table-cell table:style-name="ce100" office:value-type="string">
            <text:p><text:s/>A Post reply is added and displayed into selected topc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7">
          <table:table-cell table:style-name="ce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8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office:value-type="string">
            <text:p>Smoke/ks/forum</text:p>
          </table:table-cell>
          <table:table-cell table:style-name="ce92" office:value-type="string">
            <text:p>Basic actions on Forum</text:p>
          </table:table-cell>
          <table:table-cell table:style-name="ce96" office:value-type="string">
            <text:p>Step 6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16">
          <table:table-cell table:style-name="ce7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1" office:value-type="string">
            <text:p>Smoke_KS_02</text:p>
          </table:table-cell>
          <table:table-cell table:style-name="ce85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90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0">
          <table:table-cell table:style-name="ce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2: Create Category</text:p>
          </table:table-cell>
          <table:table-cell table:style-name="ce99" office:value-type="string">
            <text:p>- Go to Answer porlet</text:p>
            <text:p>- Click on <text:span text:style-name="T11">Category </text:span><text:span text:style-name="T12">item </text:span><text:span text:style-name="T12">in main action </text:span><text:span text:style-name="T12">bar and select </text:span><text:span text:style-name="T11">Add Category </text:span><text:span text:style-name="T12">in drop down </text:span><text:span text:style-name="T12">list</text:span></text:p>
            <text:p><text:span text:style-name="T12">- Input value </text:span><text:span text:style-name="T12">valid for </text:span><text:span text:style-name="T12">category </text:span><text:span text:style-name="T12">name and </text:span><text:span text:style-name="T12">required fields</text:span></text:p>
            <text:p><text:span text:style-name="T12">- check on </text:span><text:span text:style-name="T11">Moderate </text:span><text:span text:style-name="T11">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99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1">
          <table:table-cell table:style-name="ce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3: Ask a Question</text:p>
          </table:table-cell>
          <table:table-cell table:style-name="ce99" office:value-type="string">
            <text:p>- Open existing category</text:p>
            <text:p>- Click <text:span text:style-name="T11">Submit </text:span><text:span text:style-name="T11">Question</text:span><text:span text:style-name="T12"> </text:span><text:span text:style-name="T12">button in main </text:span><text:span text:style-name="T12">action bar</text:span></text:p>
            <text:p><text:span text:style-name="T12">- Input </text:span><text:span text:style-name="T12">Question title </text:span><text:span text:style-name="T12">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00" office:value-type="string">
            <text:p>New Question is added successful and displayed in selected categor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2">
          <table:table-cell table:style-name="ce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7" office:value-type="string">
            <text:p>Step 4: Add answer for Question</text:p>
          </table:table-cell>
          <table:table-cell table:style-name="ce100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</text:span><text:span text:style-name="T12">of answer and </text:span><text:span text:style-name="T12">click on </text:span><text:span text:style-name="T11">Save </text:span><text:span text:style-name="T12">button</text:span></text:p>
          </table:table-cell>
          <table:table-cell table:style-name="ce99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3">
          <table:table-cell table:style-name="ce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5: Approve answer</text:p>
          </table:table-cell>
          <table:table-cell table:style-name="ce100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</text:span><text:span text:style-name="T12">of answer</text:span></text:p>
          </table:table-cell>
          <table:table-cell table:style-name="ce104" office:value-type="string">
            <text:p>Selected answer is approved successful. This answer is enabled with all users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4">
          <table:table-cell table:style-name="ce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6: Comment in Question</text:p>
          </table:table-cell>
          <table:table-cell table:style-name="ce100" office:value-type="string">
            <text:p><text:span text:style-name="T6">- Open </text:span><text:span text:style-name="T6">existing </text:span><text:span text:style-name="T6">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</text:span><text:span text:style-name="T14">of comment </text:span><text:span text:style-name="T14">and click on </text:span><text:span text:style-name="T13">Save </text:span><text:span text:style-name="T14">button</text:span></text:p>
          </table:table-cell>
          <table:table-cell table:style-name="ce104" office:value-type="string">
            <text:p>New comment is added and displayed into question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5">
          <table:table-cell table:style-name="ce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85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89" office:value-type="string">
            <text:p>Smoke/ks/answers</text:p>
          </table:table-cell>
          <table:table-cell table:style-name="ce92" office:value-type="string">
            <text:p>Basic actions on Answer</text:p>
          </table:table-cell>
          <table:table-cell table:style-name="ce96" office:value-type="string">
            <text:p>Step 7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16">
          <table:table-cell table:style-name="ce7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81" office:value-type="string">
            <text:p>Smoke_KS_03</text:p>
          </table:table-cell>
          <table:table-cell table:style-name="ce8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90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94" office:value-type="string">
            <text:p>Step 1: Login</text:p>
          </table:table-cell>
          <table:table-cell table:style-name="ce92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In</text:span></text:p>
          </table:table-cell>
          <table:table-cell table:style-name="ce94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3">
          <table:table-cell table:style-name="ce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4" office:value-type="string">
            <text:p>Step 2: Create data in Answer porlet</text:p>
          </table:table-cell>
          <table:table-cell table:style-name="ce92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94" office:value-type="string">
            <text:p>- Category, sub-category, question is added successful and show properties</text:p>
            <text:p>- Answers is added into question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6">
          <table:table-cell table:style-name="ce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3: Browse category</text:p>
          </table:table-cell>
          <table:table-cell table:style-name="ce96" office:value-type="string">
            <text:p>- Go to <text:span text:style-name="T11">FAQ </text:span><text:span text:style-name="T12">porlet</text:span></text:p>
            <text:p><text:span text:style-name="T12">- Browse a </text:span><text:span text:style-name="T12">category by </text:span><text:span text:style-name="T12">clicking on <text:s/></text:span><text:span text:style-name="T12">category </text:span><text:span text:style-name="T12">name</text:span></text:p>
          </table:table-cell>
          <table:table-cell table:style-name="ce96" office:value-type="string">
            <text:p>Category is displayed and show properties (inludes sub-category, questions and answers inside)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7">
          <table:table-cell table:style-name="ce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4: Browse sub-category</text:p>
          </table:table-cell>
          <table:table-cell table:style-name="ce96" office:value-type="string">
            <text:p>- Go to FAQ porlet</text:p>
            <text:p>- Browse a sub-category by clicking on category name</text:p>
          </table:table-cell>
          <table:table-cell table:style-name="ce96" office:value-type="string">
            <text:p>Sub-Category is displayed and show properties (includes questions and answers inside)</text:p>
          </table:table-cell>
          <table:table-cell table:style-name="ce94" office:value-type="string">
            <text:p>High</text:p>
          </table:table-cell>
          <table:table-cell table:style-name="ce96"/>
          <table:table-cell table:style-name="ce9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96" table:number-columns-repeated="6"/>
          <table:table-cell table:style-name="ce141" table:number-columns-repeated="237"/>
          <table:table-cell table:number-columns-repeated="768"/>
        </table:table-row>
        <table:table-row table:style-name="ro27">
          <table:table-cell table:style-name="ce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5: Browse Question</text:p>
          </table:table-cell>
          <table:table-cell table:style-name="ce96" office:value-type="string">
            <text:p>- Go to FAQ porlet</text:p>
            <text:p>- Browse a question by clicking on title question</text:p>
          </table:table-cell>
          <table:table-cell table:style-name="ce96" office:value-type="string">
            <text:p>Content of question is displayed and shown answers inside it</text:p>
          </table:table-cell>
          <table:table-cell table:style-name="ce94" office:value-type="string">
            <text:p>High</text:p>
          </table:table-cell>
          <table:table-cell table:style-name="ce126"/>
          <table:table-cell table:style-name="ce126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26" table:number-columns-repeated="6"/>
          <table:table-cell table:style-name="ce140" table:number-columns-repeated="237"/>
          <table:table-cell table:number-columns-repeated="768"/>
        </table:table-row>
        <table:table-row table:style-name="ro28">
          <table:table-cell table:style-name="ce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85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9" office:value-type="string">
            <text:p>Smoke/ks/faq</text:p>
          </table:table-cell>
          <table:table-cell table:style-name="ce92" office:value-type="string">
            <text:p>Basic actions on FAQ</text:p>
          </table:table-cell>
          <table:table-cell table:style-name="ce96" office:value-type="string">
            <text:p>Step 6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25"/>
          <table:table-cell table:style-name="ce124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3" table:number-columns-repeated="6"/>
          <table:table-cell table:style-name="ce139" table:number-columns-repeated="228"/>
          <table:table-cell table:style-name="ce72" table:number-columns-repeated="9"/>
          <table:table-cell table:number-columns-repeated="768"/>
        </table:table-row>
        <table:table-row table:style-name="ro16">
          <table:table-cell table:style-name="ce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82" office:value-type="string">
            <text:p>Smoke_KS_04</text:p>
          </table:table-cell>
          <table:table-cell table:style-name="ce85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3" office:value-type="string">
            <text:p>Step 1: Login</text:p>
          </table:table-cell>
          <table:table-cell table:style-name="ce93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In</text:span></text:p>
          </table:table-cell>
          <table:table-cell table:style-name="ce93" office:value-type="string">
            <text:p>User login successfully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2">
          <table:table-cell table:style-name="ce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2: Create Page from toolbar action</text:p>
          </table:table-cell>
          <table:table-cell table:style-name="ce98" office:value-type="string">
            <text:p>- Go to wiki porlet</text:p>
            <text:p>- Click on <text:span text:style-name="T11">Add</text:span><text:span text:style-name="T12"> </text:span><text:span text:style-name="T12">icon in toolbar </text:span><text:span text:style-name="T12">action</text:span></text:p>
            <text:p><text:span text:style-name="T12">- Input data </text:span><text:span text:style-name="T12">valid for Title </text:span><text:span text:style-name="T12">page and </text:span><text:span text:style-name="T12">Page's content</text:span></text:p>
            <text:p><text:span text:style-name="T12">- then click on </text:span><text:span text:style-name="T11">Save </text:span><text:span text:style-name="T12">icon in </text:span><text:span text:style-name="T12">toolbar</text:span></text:p>
          </table:table-cell>
          <table:table-cell table:style-name="ce98" office:value-type="string">
            <text:p>Page is added successful and listed in navigation tree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3">
          <table:table-cell table:style-name="ce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3: Create a child page by clicking on a link</text:p>
          </table:table-cell>
          <table:table-cell table:style-name="ce101" office:value-type="string"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</text:span><text:span text:style-name="T17">icon in toolbar </text:span><text:span text:style-name="T17">action</text:span></text:p>
            <text:p><text:span text:style-name="T17">- Input data </text:span><text:span text:style-name="T17">valid for Title </text:span><text:span text:style-name="T17">page and </text:span><text:span text:style-name="T17">Page's content</text:span></text:p>
            <text:p><text:span text:style-name="T12">- then create a </text:span><text:span text:style-name="T12">child page by </text:span><text:span text:style-name="T12">input data with </text:span><text:span text:style-name="T12">syntax (ex: </text:span><text:span text:style-name="T12">[[test]] ) in </text:span><text:span text:style-name="T12">page's </text:span><text:span text:style-name="T12">content. </text:span></text:p>
            <text:p><text:span text:style-name="T12">- Click on </text:span><text:span text:style-name="T11">Save</text:span><text:span text:style-name="T12"> icon in </text:span><text:span text:style-name="T12">toolbar </text:span></text:p>
          </table:table-cell>
          <table:table-cell table:style-name="ce105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4">
          <table:table-cell table:style-name="ce7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4: View Page</text:p>
          </table:table-cell>
          <table:table-cell table:style-name="ce98" office:value-type="string">
            <text:p>- Open an existing page by clicking on page name in navigation tree </text:p>
          </table:table-cell>
          <table:table-cell table:style-name="ce98" office:value-type="string">
            <text:p>Page is displayed in right pane with properties 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131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4" table:number-columns-repeated="6"/>
          <table:table-cell table:style-name="ce142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5">
          <table:table-cell table:style-name="ce7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5: Edit page</text:p>
          </table:table-cell>
          <table:table-cell table:style-name="ce102" office:value-type="string">
            <text:p>- Open an existing page by clicking on page name in navigation tree </text:p>
            <text:p>- then click on <text:span text:style-name="T11">Edit</text:span><text:span text:style-name="T12"> icon in </text:span><text:span text:style-name="T12">toolbar</text:span></text:p>
            <text:p><text:span text:style-name="T12">- Change </text:span><text:span text:style-name="T12">properties of </text:span><text:span text:style-name="T12">page and click </text:span><text:span text:style-name="T12">on </text:span><text:span text:style-name="T11">Save </text:span><text:span text:style-name="T12">icon </text:span><text:span text:style-name="T12">in toolbar</text:span></text:p>
          </table:table-cell>
          <table:table-cell table:style-name="ce98" office:value-type="string">
            <text:p><text:s/>Page is edited successful and updated new properties</text:p>
          </table:table-cell>
          <table:table-cell table:style-name="ce94" office:value-type="string">
            <text:p>High</text:p>
          </table:table-cell>
          <table:table-cell table:style-name="ce127"/>
          <table:table-cell table:style-name="ce131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5" table:number-columns-repeated="6"/>
          <table:table-cell table:style-name="ce143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6">
          <table:table-cell table:style-name="ce7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6: Search Page</text:p>
          </table:table-cell>
          <table:table-cell table:style-name="ce98" office:value-type="string">
            <text:p>- Input keyword that matched existing pages</text:p>
            <text:p>- then, hit enter key</text:p>
          </table:table-cell>
          <table:table-cell table:style-name="ce106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94" office:value-type="string">
            <text:p>High</text:p>
          </table:table-cell>
          <table:table-cell table:style-name="ce127"/>
          <table:table-cell table:style-name="ce131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5" table:number-columns-repeated="6"/>
          <table:table-cell table:style-name="ce143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37">
          <table:table-cell table:style-name="ce7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2" office:value-type="string">
            <text:p>Smoke_KS_04</text:p>
          </table:table-cell>
          <table:table-cell table:style-name="ce85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9" office:value-type="string">
            <text:p>Smoke/ks/wiki</text:p>
          </table:table-cell>
          <table:table-cell table:style-name="ce93" office:value-type="string">
            <text:p>Basic actions on Wiki</text:p>
          </table:table-cell>
          <table:table-cell table:style-name="ce98" office:value-type="string">
            <text:p>Step 7: Log out</text:p>
          </table:table-cell>
          <table:table-cell table:style-name="ce96" office:value-type="string">
            <text:p>Click Sign out</text:p>
          </table:table-cell>
          <table:table-cell table:style-name="ce100" office:value-type="string">
            <text:p>User logout and return about public mode</text:p>
          </table:table-cell>
          <table:table-cell table:style-name="ce94" office:value-type="string">
            <text:p>High</text:p>
          </table:table-cell>
          <table:table-cell table:style-name="ce127"/>
          <table:table-cell table:style-name="ce131" office:value-type="string">
            <text:p>hang.nguyen</text:p>
          </table:table-cell>
          <table:table-cell table:style-name="ce132" office:value-type="string">
            <text:p>Passed</text:p>
          </table:table-cell>
          <table:table-cell table:style-name="ce132" office:value-type="string">
            <text:p>Passed</text:p>
          </table:table-cell>
          <table:table-cell table:style-name="ce135" table:number-columns-repeated="6"/>
          <table:table-cell table:style-name="ce143" table:number-columns-repeated="228"/>
          <table:table-cell table:style-name="ce145" table:number-columns-repeated="9"/>
          <table:table-cell table:style-name="ce146" table:number-columns-repeated="768"/>
        </table:table-row>
        <table:table-row table:style-name="ro1" table:number-rows-repeated="6">
          <table:table-cell table:style-name="ce72" table:number-columns-repeated="256"/>
          <table:table-cell table:number-columns-repeated="76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8/09/2012</text:date>, <text:time>09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9T09:25:57</dc:date>
    <meta:print-date>2008-06-17T00:45:47</meta:print-date>
    <meta:editing-cycles>785</meta:editing-cycles>
    <meta:editing-duration>PT309H12M08S</meta:editing-duration>
    <dc:creator>exoplatform </dc:creator>
    <meta:document-statistic meta:table-count="4" meta:cell-count="434" meta:object-count="1"/>
    <meta:user-defined meta:name="Info 1"/>
    <meta:user-defined meta:name="Info 2"/>
    <meta:user-defined meta:name="Info 3"/>
    <meta:user-defined meta:name="Info 4"/>
  </office:meta>
</office:document-meta>
</file>